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officeooo:paragraph-rsid="001781a3"/>
    </style:style>
    <style:style style:name="P2" style:family="paragraph" style:parent-style-name="Standard">
      <style:text-properties style:font-name="Ubuntu" fo:font-size="13pt" officeooo:rsid="001781a3" officeooo:paragraph-rsid="001781a3" style:font-size-asian="13pt" style:font-size-complex="13pt"/>
    </style:style>
    <style:style style:name="P3" style:family="paragraph" style:parent-style-name="Standard">
      <style:text-properties style:font-name="Ubuntu" fo:font-size="13pt" officeooo:rsid="001580c6" officeooo:paragraph-rsid="001580c6" style:font-size-asian="13pt" style:font-size-complex="13pt"/>
    </style:style>
    <style:style style:name="P4" style:family="paragraph" style:parent-style-name="Standard" style:list-style-name="L1">
      <style:text-properties style:font-name="Ubuntu" fo:font-size="13pt" officeooo:rsid="001580c6" officeooo:paragraph-rsid="001580c6" style:font-size-asian="13pt" style:font-size-complex="13pt"/>
    </style:style>
    <style:style style:name="P5" style:family="paragraph" style:parent-style-name="Standard" style:list-style-name="L2">
      <style:text-properties style:font-name="Ubuntu" fo:font-size="13pt" officeooo:rsid="001580c6" officeooo:paragraph-rsid="0016a28c" style:font-size-asian="13pt" style:font-size-complex="13pt"/>
    </style:style>
    <style:style style:name="P6" style:family="paragraph" style:parent-style-name="Standard">
      <style:text-properties style:font-name="Ubuntu" fo:font-size="13pt" officeooo:rsid="001580c6" officeooo:paragraph-rsid="001a5060" style:font-size-asian="13pt" style:font-size-complex="13pt"/>
    </style:style>
    <style:style style:name="P7" style:family="paragraph" style:parent-style-name="Standard">
      <style:text-properties style:font-name="Ubuntu" fo:font-size="13pt" officeooo:rsid="001580c6" officeooo:paragraph-rsid="002779f0" style:font-size-asian="13pt" style:font-size-complex="13pt"/>
    </style:style>
    <style:style style:name="P8" style:family="paragraph" style:parent-style-name="Standard">
      <style:text-properties style:font-name="Ubuntu" fo:font-size="13pt" officeooo:rsid="001580c6" officeooo:paragraph-rsid="00293f93" style:font-size-asian="13pt" style:font-size-complex="13pt"/>
    </style:style>
    <style:style style:name="P9" style:family="paragraph" style:parent-style-name="Standard" style:list-style-name="L1">
      <style:text-properties style:font-name="Ubuntu" fo:font-size="13pt" officeooo:paragraph-rsid="001580c6" style:font-size-asian="13pt" style:font-size-complex="13pt"/>
    </style:style>
    <style:style style:name="P10" style:family="paragraph" style:parent-style-name="Standard" style:list-style-name="L2">
      <style:text-properties style:font-name="Ubuntu" fo:font-size="13pt" officeooo:rsid="0016a28c" officeooo:paragraph-rsid="0016a28c" style:font-size-asian="13pt" style:font-size-complex="13pt"/>
    </style:style>
    <style:style style:name="P11" style:family="paragraph" style:parent-style-name="Standard" style:list-style-name="L4">
      <style:text-properties style:font-name="Ubuntu" fo:font-size="13pt" officeooo:rsid="001f18d5" officeooo:paragraph-rsid="001f18d5" style:font-size-asian="13pt" style:font-size-complex="13pt"/>
    </style:style>
    <style:style style:name="P12" style:family="paragraph" style:parent-style-name="Standard">
      <style:text-properties style:font-name="Ubuntu" fo:font-size="13pt" officeooo:rsid="001f18d5" officeooo:paragraph-rsid="001f18d5" style:font-size-asian="13pt" style:font-size-complex="13pt"/>
    </style:style>
    <style:style style:name="P13" style:family="paragraph" style:parent-style-name="Standard">
      <style:text-properties style:font-name="Ubuntu" fo:font-size="13pt" officeooo:rsid="002779f0" officeooo:paragraph-rsid="002779f0" style:font-size-asian="13pt" style:font-size-complex="13pt"/>
    </style:style>
    <style:style style:name="P14" style:family="paragraph" style:parent-style-name="Standard" style:list-style-name="L8">
      <style:text-properties style:font-name="Ubuntu" fo:font-size="13pt" officeooo:rsid="0029a586" officeooo:paragraph-rsid="0029a586" style:font-size-asian="13pt" style:font-size-complex="13pt"/>
    </style:style>
    <style:style style:name="P15" style:family="paragraph" style:parent-style-name="Standard" style:list-style-name="L8">
      <style:text-properties style:font-name="Ubuntu" fo:font-size="13pt" officeooo:rsid="0029a586" officeooo:paragraph-rsid="002b80df" style:font-size-asian="13pt" style:font-size-complex="13pt"/>
    </style:style>
    <style:style style:name="P16" style:family="paragraph" style:parent-style-name="Standard">
      <style:text-properties style:font-name="Ubuntu" fo:font-size="13pt" officeooo:rsid="0029a586" officeooo:paragraph-rsid="002b80df" style:font-size-asian="13pt" style:font-size-complex="13pt"/>
    </style:style>
    <style:style style:name="P17" style:family="paragraph" style:parent-style-name="Standard">
      <style:text-properties style:font-name="Ubuntu" fo:font-size="13pt" officeooo:rsid="0029a586" officeooo:paragraph-rsid="002f0cfc" style:font-size-asian="13pt" style:font-size-complex="13pt"/>
    </style:style>
    <style:style style:name="P18" style:family="paragraph" style:parent-style-name="Standard" style:list-style-name="L9">
      <style:text-properties style:font-name="Ubuntu" fo:font-size="13pt" officeooo:rsid="002d2d1d" officeooo:paragraph-rsid="002d2d1d" style:font-size-asian="13pt" style:font-size-complex="13pt"/>
    </style:style>
    <style:style style:name="P19" style:family="paragraph" style:parent-style-name="Standard">
      <style:text-properties style:font-name="Ubuntu" fo:font-size="13pt" officeooo:rsid="002d2d1d" officeooo:paragraph-rsid="002d2d1d" style:font-size-asian="13pt" style:font-size-complex="13pt"/>
    </style:style>
    <style:style style:name="P20" style:family="paragraph" style:parent-style-name="Standard" style:list-style-name="L11">
      <style:text-properties style:font-name="Ubuntu" fo:font-size="13pt" officeooo:rsid="002f0cfc" officeooo:paragraph-rsid="002f0cfc" style:font-size-asian="13pt" style:font-size-complex="13pt"/>
    </style:style>
    <style:style style:name="P21" style:family="paragraph" style:parent-style-name="Standard">
      <style:text-properties style:font-name="Ubuntu" fo:font-size="13pt" officeooo:rsid="002f0cfc" officeooo:paragraph-rsid="002f0cfc" style:font-size-asian="13pt" style:font-size-complex="13pt"/>
    </style:style>
    <style:style style:name="P22" style:family="paragraph" style:parent-style-name="Standard" style:list-style-name="L12">
      <style:text-properties style:font-name="Ubuntu" fo:font-size="13pt" officeooo:rsid="003003e6" officeooo:paragraph-rsid="003003e6" style:font-size-asian="13pt" style:font-size-complex="13pt"/>
    </style:style>
    <style:style style:name="P23" style:family="paragraph" style:parent-style-name="Standard">
      <style:text-properties style:font-name="Ubuntu" fo:font-size="13pt" officeooo:rsid="003003e6" officeooo:paragraph-rsid="003003e6" style:font-size-asian="13pt" style:font-size-complex="13pt"/>
    </style:style>
    <style:style style:name="P24" style:family="paragraph" style:parent-style-name="Standard">
      <style:text-properties style:font-name="Ubuntu" fo:font-size="13pt" officeooo:rsid="003003e6" officeooo:paragraph-rsid="003547b9" style:font-size-asian="13pt" style:font-size-complex="13pt"/>
    </style:style>
    <style:style style:name="P25" style:family="paragraph" style:parent-style-name="Standard">
      <style:text-properties style:font-name="Ubuntu" fo:font-size="13pt" officeooo:rsid="003547b9" officeooo:paragraph-rsid="003547b9" style:font-size-asian="13pt" style:font-size-complex="13pt"/>
    </style:style>
    <style:style style:name="P26" style:family="paragraph" style:parent-style-name="Standard" style:list-style-name="L19">
      <style:text-properties style:font-name="Ubuntu" fo:font-size="13pt" officeooo:rsid="003547b9" officeooo:paragraph-rsid="003547b9" style:font-size-asian="13pt" style:font-size-complex="13pt"/>
    </style:style>
    <style:style style:name="P27" style:family="paragraph" style:parent-style-name="Standard" style:list-style-name="L20">
      <style:text-properties style:font-name="Ubuntu" fo:font-size="13pt" officeooo:rsid="003547b9" officeooo:paragraph-rsid="003547b9" style:font-size-asian="13pt" style:font-size-complex="13pt"/>
    </style:style>
    <style:style style:name="P28" style:family="paragraph" style:parent-style-name="Standard" style:list-style-name="L20">
      <style:text-properties style:font-name="Ubuntu" fo:font-size="13pt" officeooo:rsid="0036016f" officeooo:paragraph-rsid="0036016f" style:font-size-asian="13pt" style:font-size-complex="13pt"/>
    </style:style>
    <style:style style:name="P29" style:family="paragraph" style:parent-style-name="Standard" style:list-style-name="L20">
      <style:text-properties style:font-name="Ubuntu" fo:font-size="13pt" officeooo:rsid="0037c0eb" officeooo:paragraph-rsid="0037c0eb" style:font-size-asian="13pt" style:font-size-complex="13pt"/>
    </style:style>
    <style:style style:name="P30" style:family="paragraph" style:parent-style-name="Standard">
      <style:text-properties style:font-name="Ubuntu" fo:font-size="13pt" officeooo:rsid="0037c0eb" officeooo:paragraph-rsid="0037c0eb" style:font-size-asian="13pt" style:font-size-complex="13pt"/>
    </style:style>
    <style:style style:name="P31" style:family="paragraph" style:parent-style-name="Standard" style:list-style-name="L22">
      <style:text-properties style:font-name="Ubuntu" fo:font-size="13pt" officeooo:rsid="0037c0eb" officeooo:paragraph-rsid="0037c0eb" style:font-size-asian="13pt" style:font-size-complex="13pt"/>
    </style:style>
    <style:style style:name="P32" style:family="paragraph" style:parent-style-name="Standard" style:list-style-name="L22">
      <style:text-properties style:font-name="Ubuntu" fo:font-size="13pt" officeooo:rsid="0037e1b2" officeooo:paragraph-rsid="0037e1b2" style:font-size-asian="13pt" style:font-size-complex="13pt"/>
    </style:style>
    <style:style style:name="P33" style:family="paragraph" style:parent-style-name="Standard" style:list-style-name="L3">
      <style:text-properties style:font-name="Ubuntu" officeooo:paragraph-rsid="001781a3"/>
    </style:style>
    <style:style style:name="P34" style:family="paragraph" style:parent-style-name="Standard">
      <style:text-properties officeooo:paragraph-rsid="001781a3"/>
    </style:style>
    <style:style style:name="P35" style:family="paragraph" style:parent-style-name="Standard" style:list-style-name="L2">
      <style:text-properties officeooo:rsid="0018822d" officeooo:paragraph-rsid="0018822d"/>
    </style:style>
    <style:style style:name="P36" style:family="paragraph" style:parent-style-name="Standard" style:list-style-name="L2">
      <style:text-properties officeooo:rsid="001a359f" officeooo:paragraph-rsid="001a359f"/>
    </style:style>
    <style:style style:name="P37" style:family="paragraph" style:parent-style-name="Standard" style:list-style-name="L4">
      <style:text-properties officeooo:paragraph-rsid="00202f9a"/>
    </style:style>
    <style:style style:name="P38" style:family="paragraph" style:parent-style-name="Standard" style:list-style-name="L4">
      <style:text-properties officeooo:paragraph-rsid="0021e615"/>
    </style:style>
    <style:style style:name="P39" style:family="paragraph" style:parent-style-name="Standard" style:list-style-name="L4">
      <style:text-properties officeooo:paragraph-rsid="0023c98f"/>
    </style:style>
    <style:style style:name="P40" style:family="paragraph" style:parent-style-name="Standard" style:list-style-name="L4">
      <style:text-properties officeooo:paragraph-rsid="002401ef"/>
    </style:style>
    <style:style style:name="P41" style:family="paragraph" style:parent-style-name="Standard" style:list-style-name="L4">
      <style:text-properties officeooo:rsid="00252a51" officeooo:paragraph-rsid="00252a51"/>
    </style:style>
    <style:style style:name="P42" style:family="paragraph" style:parent-style-name="Standard" style:list-style-name="L12">
      <style:text-properties officeooo:paragraph-rsid="003003e6"/>
    </style:style>
    <style:style style:name="P43" style:family="paragraph" style:parent-style-name="Standard" style:list-style-name="L18">
      <style:text-properties officeooo:paragraph-rsid="003003e6"/>
    </style:style>
    <style:style style:name="P44" style:family="paragraph" style:parent-style-name="Standard" style:list-style-name="L22">
      <style:text-properties officeooo:paragraph-rsid="0037e1b2"/>
    </style:style>
    <style:style style:name="P45" style:family="paragraph" style:parent-style-name="Standard" style:list-style-name="L23">
      <style:paragraph-properties>
        <style:tab-stops>
          <style:tab-stop style:position="11.748cm"/>
        </style:tab-stops>
      </style:paragraph-properties>
      <style:text-properties officeooo:paragraph-rsid="00397dc6"/>
    </style:style>
    <style:style style:name="P46" style:family="paragraph" style:parent-style-name="Standard" style:list-style-name="L22">
      <style:paragraph-properties>
        <style:tab-stops>
          <style:tab-stop style:position="11.748cm"/>
        </style:tab-stops>
      </style:paragraph-properties>
      <style:text-properties officeooo:rsid="0037e1b2" officeooo:paragraph-rsid="0037e1b2"/>
    </style:style>
    <style:style style:name="P47" style:family="paragraph" style:parent-style-name="Standard" style:list-style-name="L23">
      <style:paragraph-properties>
        <style:tab-stops>
          <style:tab-stop style:position="11.748cm"/>
        </style:tab-stops>
      </style:paragraph-properties>
      <style:text-properties officeooo:rsid="0037e1b2" officeooo:paragraph-rsid="0037e1b2"/>
    </style:style>
    <style:style style:name="P48" style:family="paragraph" style:parent-style-name="Standard" style:list-style-name="L23">
      <style:paragraph-properties>
        <style:tab-stops>
          <style:tab-stop style:position="11.748cm"/>
        </style:tab-stops>
      </style:paragraph-properties>
      <style:text-properties officeooo:rsid="00397dc6" officeooo:paragraph-rsid="00397dc6"/>
    </style:style>
    <style:style style:name="P49" style:family="paragraph" style:parent-style-name="Standard" style:list-style-name="L23">
      <style:paragraph-properties>
        <style:tab-stops>
          <style:tab-stop style:position="11.748cm"/>
        </style:tab-stops>
      </style:paragraph-properties>
      <style:text-properties officeooo:rsid="003cd099" officeooo:paragraph-rsid="003cd099"/>
    </style:style>
    <style:style style:name="P50" style:family="paragraph" style:parent-style-name="Standard">
      <style:paragraph-properties>
        <style:tab-stops>
          <style:tab-stop style:position="11.748cm"/>
        </style:tab-stops>
      </style:paragraph-properties>
      <style:text-properties officeooo:rsid="003cd099" officeooo:paragraph-rsid="003cd099"/>
    </style:style>
    <style:style style:name="T1" style:family="text">
      <style:text-properties officeooo:rsid="001580c6"/>
    </style:style>
    <style:style style:name="T2" style:family="text">
      <style:text-properties officeooo:rsid="0016a28c"/>
    </style:style>
    <style:style style:name="T3" style:family="text">
      <style:text-properties fo:font-size="13pt" officeooo:rsid="001580c6" style:font-size-asian="13pt" style:font-size-complex="13pt"/>
    </style:style>
    <style:style style:name="T4" style:family="text">
      <style:text-properties fo:font-size="13pt" officeooo:rsid="001781a3" style:font-size-asian="13pt" style:font-size-complex="13pt"/>
    </style:style>
    <style:style style:name="T5" style:family="text">
      <style:text-properties style:font-name="Ubuntu" fo:font-size="13pt" style:font-size-asian="13pt" style:font-size-complex="13pt"/>
    </style:style>
    <style:style style:name="T6" style:family="text">
      <style:text-properties style:font-name="Ubuntu" fo:font-size="13pt" officeooo:rsid="001781a3" style:font-size-asian="13pt" style:font-size-complex="13pt"/>
    </style:style>
    <style:style style:name="T7" style:family="text">
      <style:text-properties style:font-name="Ubuntu" fo:font-size="13pt" officeooo:rsid="0018822d" style:font-size-asian="13pt" style:font-size-complex="13pt"/>
    </style:style>
    <style:style style:name="T8" style:family="text">
      <style:text-properties style:font-name="Ubuntu" fo:font-size="13pt" officeooo:rsid="001a0f69" style:font-size-asian="13pt" style:font-size-complex="13pt"/>
    </style:style>
    <style:style style:name="T9" style:family="text">
      <style:text-properties style:font-name="Ubuntu" fo:font-size="13pt" officeooo:rsid="001a5060" style:font-size-asian="13pt" style:font-size-complex="13pt"/>
    </style:style>
    <style:style style:name="T10" style:family="text">
      <style:text-properties style:font-name="Ubuntu" fo:font-size="13pt" officeooo:rsid="001f18d5" style:font-size-asian="13pt" style:font-size-complex="13pt"/>
    </style:style>
    <style:style style:name="T11" style:family="text">
      <style:text-properties style:font-name="Ubuntu" fo:font-size="13pt" officeooo:rsid="00202f9a" style:font-size-asian="13pt" style:font-size-complex="13pt"/>
    </style:style>
    <style:style style:name="T12" style:family="text">
      <style:text-properties style:font-name="Ubuntu" fo:font-size="13pt" officeooo:rsid="00212ba3" style:font-size-asian="13pt" style:font-size-complex="13pt"/>
    </style:style>
    <style:style style:name="T13" style:family="text">
      <style:text-properties style:font-name="Ubuntu" fo:font-size="13pt" officeooo:rsid="0021e615" style:font-size-asian="13pt" style:font-size-complex="13pt"/>
    </style:style>
    <style:style style:name="T14" style:family="text">
      <style:text-properties style:font-name="Ubuntu" fo:font-size="13pt" officeooo:rsid="0023c98f" style:font-size-asian="13pt" style:font-size-complex="13pt"/>
    </style:style>
    <style:style style:name="T15" style:family="text">
      <style:text-properties style:font-name="Ubuntu" fo:font-size="13pt" officeooo:rsid="002401ef" style:font-size-asian="13pt" style:font-size-complex="13pt"/>
    </style:style>
    <style:style style:name="T16" style:family="text">
      <style:text-properties style:font-name="Ubuntu" fo:font-size="13pt" officeooo:rsid="00252a51" style:font-size-asian="13pt" style:font-size-complex="13pt"/>
    </style:style>
    <style:style style:name="T17" style:family="text">
      <style:text-properties style:font-name="Ubuntu" fo:font-size="13pt" officeooo:rsid="00293f93" style:font-size-asian="13pt" style:font-size-complex="13pt"/>
    </style:style>
    <style:style style:name="T18" style:family="text">
      <style:text-properties style:font-name="Ubuntu" fo:font-size="13pt" officeooo:rsid="002d2d1d" style:font-size-asian="13pt" style:font-size-complex="13pt"/>
    </style:style>
    <style:style style:name="T19" style:family="text">
      <style:text-properties style:font-name="Ubuntu" fo:font-size="13pt" officeooo:rsid="003003e6" style:font-size-asian="13pt" style:font-size-complex="13pt"/>
    </style:style>
    <style:style style:name="T20" style:family="text">
      <style:text-properties style:font-name="Ubuntu" fo:font-size="13pt" officeooo:rsid="0037e1b2" style:font-size-asian="13pt" style:font-size-complex="13pt"/>
    </style:style>
    <style:style style:name="T21" style:family="text">
      <style:text-properties style:font-name="Ubuntu" fo:font-size="13pt" officeooo:rsid="00397dc6" style:font-size-asian="13pt" style:font-size-complex="13pt"/>
    </style:style>
    <style:style style:name="T22" style:family="text">
      <style:text-properties officeooo:rsid="001d8866"/>
    </style:style>
    <style:style style:name="T23" style:family="text">
      <style:text-properties officeooo:rsid="001f18d5"/>
    </style:style>
    <style:style style:name="T24" style:family="text">
      <style:text-properties officeooo:rsid="00252a51"/>
    </style:style>
    <style:style style:name="T25" style:family="text">
      <style:text-properties officeooo:rsid="0026307b"/>
    </style:style>
    <style:style style:name="T26" style:family="text">
      <style:text-properties officeooo:rsid="00293f93"/>
    </style:style>
    <style:style style:name="T27" style:family="text">
      <style:text-properties officeooo:rsid="0029a586"/>
    </style:style>
    <style:style style:name="T28" style:family="text">
      <style:text-properties officeooo:rsid="002b80df"/>
    </style:style>
    <style:style style:name="T29" style:family="text">
      <style:text-properties officeooo:rsid="002d2d1d"/>
    </style:style>
    <style:style style:name="T30" style:family="text">
      <style:text-properties officeooo:rsid="003547b9"/>
    </style:style>
    <style:style style:name="T31" style:family="text">
      <style:text-properties officeooo:rsid="0037c0eb"/>
    </style:style>
    <style:style style:name="T32" style:family="text">
      <style:text-properties style:text-position="super 58%"/>
    </style:style>
    <style:style style:name="T33" style:family="text">
      <style:text-properties officeooo:rsid="0037e1b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92cm" fo:text-indent="-0.635cm" fo:margin-left="9.59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NAVIGATION BAR</text:p>
      <text:p text:style-name="P3"/>
      <text:p text:style-name="P3"><text:tab/><text:tab/>Navigation bar is present on every page but some options change <text:tab/>according <text:tab/>to the web page.</text:p>
      <text:p text:style-name="P3"><text:tab/><text:tab/>Options in navigation bar are:</text:p>
      <text:p text:style-name="P3"><text:tab/><text:tab/>1. home image-</text:p>
      <text:list xml:id="list4002701786184391879" text:style-name="L3">
        <text:list-item>
          <text:p text:style-name="P33"><text:span text:style-name="T3">directs to the home page(home.html) from every web page and if on home page refreshes the pag</text:span><text:span text:style-name="T4">e.</text:span></text:p>
        </text:list-item>
        <text:list-item>
          <text:p text:style-name="P33"><text:span text:style-name="T3">confirm JS alert pops up and directs to home page only if "OK" is clicked.</text:span></text:p>
        </text:list-item>
      </text:list>
      <text:p text:style-name="P3"><text:tab/><text:tab/>2. myaccount- directs to the login section of the home page</text:p>
      <text:p text:style-name="P3"><text:tab/><text:tab/>3. flight- label</text:p>
      <text:p text:style-name="P3"><text:tab/><text:tab/>4. hotels- label</text:p>
      <text:p text:style-name="P3"><text:tab/><text:tab/>5. homestays- label</text:p>
      <text:p text:style-name="P3"><text:tab/><text:tab/>6. activities- label</text:p>
      <text:p text:style-name="P3"><text:tab/><text:tab/>7. explore- directs to the explore web page(explore.html)</text:p>
      <text:p text:style-name="P3"><text:tab/><text:tab/>8. write to us!- opens a new window without any title and loads <text:tab/>review page(review.html)</text:p>
      <text:p text:style-name="P3"><text:tab/><text:tab/>9. about- directs to the footer of the page.</text:p>
      <text:p text:style-name="P3"><text:tab/><text:tab/>10.contact us!- opens a new window with title and loads contact <text:tab/>page(contact.html)</text:p>
      <text:p text:style-name="P3"/>
      <text:p text:style-name="P3"/>
      <text:p text:style-name="P3"/>
      <text:p text:style-name="P3"/>
      <text:p text:style-name="P3"/>
      <text:p text:style-name="P6"><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HOME PAGE</text:p>
      <text:p text:style-name="P3"><text:tab/></text:p>
      <text:p text:style-name="P3"><text:tab/>Home page has 5 different sections.</text:p>
      <text:list xml:id="list2159474420682325094" text:style-name="L1">
        <text:list-item>
          <text:p text:style-name="P9"><text:span text:style-name="T1">Section 1: It contains a navigation bar that is restricted only to the home page. It has following options:</text:span></text:p>
          <text:list>
            <text:list-item>
              <text:p text:style-name="P4">Customized Tours: directs to the customised tours page(customised.html)</text:p>
            </text:list-item>
            <text:list-item>
              <text:p text:style-name="P4">All about the world: label</text:p>
            </text:list-item>
            <text:list-item>
              <text:p text:style-name="P4">Indian heritage: directs to the indian heritage section of the same page</text:p>
            </text:list-item>
            <text:list-item>
              <text:p text:style-name="P4">Tours: It is an hover dropdown and drop down contains following elements:</text:p>
              <text:list>
                <text:list-item>
                  <text:p text:style-name="P4">International Tours: directs to international.html page</text:p>
                </text:list-item>
                <text:list-item>
                  <text:p text:style-name="P4">Domestic Tours: directs to domestic.html page</text:p>
                </text:list-item>
              </text:list>
            </text:list-item>
          </text:list>
        </text:list-item>
      </text:list>
      <text:p text:style-name="P3"/>
      <text:p text:style-name="P3"><text:tab/></text:p>
      <text:list xml:id="list4374182143553192264" text:style-name="L2">
        <text:list-item>
          <text:p text:style-name="P5">Section 2: It contains a carousel that contains 3 images. <text:span text:style-name="T2">Image can be changed by pressing the arrow buttons on the sides of the images and the images also change automatically after a definite time interval.</text:span></text:p>
          <text:p text:style-name="P5"/>
          <text:p text:style-name="P5"/>
        </text:list-item>
        <text:list-item>
          <text:p text:style-name="P10">Section 3: It is the login section of the home page. It contains two textboxes for username and password and a button to submit the values. It also contains a link for sign up which when clicked upon opens a bootstrap modal. </text:p>
          <text:list>
            <text:list-header>
              <text:p text:style-name="P10">This section also contains a java script to validate the login values. </text:p>
            </text:list-header>
            <text:list-item>
              <text:p text:style-name="P10">If username is not entered, an JS alert pops up that says “Enter a valid username”.</text:p>
            </text:list-item>
            <text:list-item>
              <text:p text:style-name="P10">If password is not entered, an JS alert pops up that says “Enter a valid password”.</text:p>
            </text:list-item>
            <text:list-item>
              <text:p text:style-name="P10">If the username value is “stc123” and password is “12345” only then myaccount page is loaded. Otherwise JS alert is popped up “Please enter correct credentials.”</text:p>
            </text:list-item>
          </text:list>
        </text:list-item>
      </text:list>
      <text:p text:style-name="P2"/>
      <text:list xml:id="list150726427454692" text:continue-numbering="true" text:style-name="L2">
        <text:list-item>
          <text:p text:style-name="P1"><text:span text:style-name="T6">Section 4: <text:s/>This is the Indian Heritage section of the home page. It contains four parts showing information about different cities. </text:span><text:span text:style-name="T7">It is an example of dynamic loading of elements in the webpage. Goa and Manali depic</text:span><text:span text:style-name="T8">t the loading of the hidden element(information about the place) by using jquery function show(). Andaman and Delhi depict the dyanmic rendering functionality by using jquery functions before() and show().</text:span></text:p>
        </text:list-item>
      </text:list>
      <text:p text:style-name="P34"><text:span text:style-name="T8"/></text:p>
      <text:list xml:id="list150725328441335" text:continue-numbering="true" text:style-name="L2">
        <text:list-item>
          <text:p text:style-name="P36"><text:span text:style-name="T8">S</text:span><text:span text:style-name="T5">ection 5: This is the footer section of the webpage. It is repeated on every webpage. </text:span><text:span text:style-name="T9">There is a link to download a sample document in the footer.</text:span></text:p>
          <text:p text:style-name="P1"><text:span text:style-name="T6"/></text:p>
          <text:list>
            <text:list-header>
              <text:p text:style-name="P35"><text:soft-page-break/><text:span text:style-name="T5"/></text:p>
            </text:list-header>
          </text:list>
        </text:list-item>
      </text:list>
      <text:p text:style-name="P3"><text:tab/><text:span text:style-name="T22">MYACCOUNT PAGE</text:span></text:p>
      <text:p text:style-name="P3"/>
      <text:p text:style-name="P3"><text:tab/><text:tab/><text:span text:style-name="T23">The navigation bar on this page has some different options. There is a <text:tab/>sign <text:tab/>out option that directs to the home page.</text:span></text:p>
      <text:p text:style-name="P3"><text:tab/><text:span text:style-name="T23">This page has 3 different sections:</text:span></text:p>
      <text:list xml:id="list1305835290426830206" text:style-name="L4">
        <text:list-item>
          <text:p text:style-name="P11">Section 1: This section is further divided into 3 different sections using row and col classes of bootstrap. The section is divided into 3 sections vertically.</text:p>
        </text:list-item>
      </text:list>
      <text:p text:style-name="P12"/>
      <text:list xml:id="list150726402802004" text:continue-numbering="true" text:style-name="L4">
        <text:list-item>
          <text:list>
            <text:list-item>
              <text:p text:style-name="P37"><text:span text:style-name="T11">The first section is just some information to show the sections. It doesnt have any functionality.</text:span></text:p>
              <text:p text:style-name="P37"><text:span text:style-name="T11"/></text:p>
            </text:list-item>
            <text:list-item>
              <text:p text:style-name="P38"><text:span text:style-name="T11">The second section contains a webtable that has options of edit and delete for every row in the table. The edit link pops up and alert saying “</text:span><text:span text:style-name="T12">You clicked edit</text:span><text:span text:style-name="T11">”. </text:span><text:span text:style-name="T12">Similarly the delete options pops up a confirm window asking “Do you want to delete?”. These both functionalities can be extended to actually edit and delete the rows once the website is connected to a database.</text:span></text:p>
              <text:p text:style-name="P38"><text:span text:style-name="T12"/></text:p>
            </text:list-item>
            <text:list-item>
              <text:p text:style-name="P39"><text:span text:style-name="T13">Context menu:</text:span><text:span text:style-name="T10"> </text:span><text:span text:style-name="T14">This a box created to implement context menu. On right click, there are two options “refresh” and “share on”. If you click refresh it loads the web page again. <text:s/>If “share on” is clicked it further gives two options to redirect to twitter or facebook on respective clicks.</text:span></text:p>
            </text:list-item>
          </text:list>
          <text:p text:style-name="P39"><text:span text:style-name="T14"/></text:p>
        </text:list-item>
        <text:list-item>
          <text:p text:style-name="P40"><text:span text:style-name="T14">Section 2: </text:span><text:span text:style-name="T15">Drag Drop and double click</text:span></text:p>
          <text:list>
            <text:list-item>
              <text:list>
                <text:list-item>
                  <text:p text:style-name="P40"><text:span text:style-name="T15">This sections implements 2 functionalities- drag and drop, double click. </text:span><text:span text:style-name="T17">The user has</text:span><text:span text:style-name="T15"> to drag the image into the drop and drop it there. </text:span></text:p>
                </text:list-item>
                <text:list-item>
                  <text:p text:style-name="P40"><text:span text:style-name="T15">Also, </text:span><text:span text:style-name="T17">the user </text:span><text:span text:style-name="T15">can double click on the image anytime to check the double click functionality. <text:s/>On double click, an alert pops up confirming that the double click functionality is wokring.</text:span></text:p>
                </text:list-item>
              </text:list>
            </text:list-item>
          </text:list>
          <text:p text:style-name="P40"><text:span text:style-name="T15"/></text:p>
        </text:list-item>
        <text:list-item>
          <text:p text:style-name="P40"><text:span text:style-name="T14"><text:s/></text:span><text:span text:style-name="T15">Section 3: </text:span><text:span text:style-name="T16">Image upload</text:span></text:p>
          <text:list>
            <text:list-item>
              <text:list>
                <text:list-item>
                  <text:p text:style-name="P41"><text:span text:style-name="T16">T</text:span><text:span text:style-name="T5">his section implements file upload functionality. If the file to be uploaded is an image, then the preview of the image is displayed on the box in the section. Otherwise just name is displayed in the browse box.</text:span></text:p>
                </text:list-item>
              </text:list>
            </text:list-item>
          </text:list>
        </text:list-item>
      </text:list>
      <text:p text:style-name="P3"><text:tab/></text:p>
      <text:p text:style-name="P3"><text:tab/></text:p>
      <text:p text:style-name="P3"/>
      <text:p text:style-name="P3"/>
      <text:p text:style-name="P3"/>
      <text:p text:style-name="P3"/>
      <text:p text:style-name="P3"/>
      <text:p text:style-name="P3"/>
      <text:p text:style-name="P3"><text:soft-page-break/></text:p>
      <text:p text:style-name="P3"><text:tab/><text:tab/><text:span text:style-name="T24">REVIEW PAGE</text:span></text:p>
      <text:p text:style-name="P3"><text:tab/></text:p>
      <text:p text:style-name="P3"><text:tab/><text:tab/><text:span text:style-name="T24">This webpage loads in a new window when “write to us!” in navigation <text:tab/>bar is clicked. The window has no title. This window opens when the option <text:tab/>“write to us!” is clicked in the navigation bar on the home page. </text:span></text:p>
      <text:p text:style-name="P3"><text:tab/><text:tab/><text:span text:style-name="T25">It contains a form for suggestion with three textboxes, one text area <text:tab/>for suggestion and a button to submit the form. On clicking the submit <text:tab/>button, if the form is completely filled, then an alert is generated <text:tab/>“Suggestion is recorded”. If the form is not completely filled, then an alert is <text:tab/>generated that indicates which part of the form is not filled and the form is <text:tab/>not submitted. This webpage has no navigation bar.</text:span></text:p>
      <text:p text:style-name="P3"/>
      <text:p text:style-name="P3"/>
      <text:p text:style-name="P3"/>
      <text:p text:style-name="P3"/>
      <text:p text:style-name="P3"/>
      <text:p text:style-name="P3"/>
      <text:p text:style-name="P3"/>
      <text:p text:style-name="P3"/>
      <text:p text:style-name="P3"/>
      <text:p text:style-name="P3"/>
      <text:p text:style-name="P13"><text:tab/>CONTACT PAGE</text:p>
      <text:p text:style-name="P13"/>
      <text:p text:style-name="P7"><text:tab/><text:tab/><text:span text:style-name="T26">This webpage is loaded in a new window when “Contact us” option in <text:tab/>navigation bar is clicked on home page. This webpage is loaded with a title <text:tab/>in window. </text:span></text:p>
      <text:p text:style-name="P8"><text:tab/><text:tab/><text:span text:style-name="T26">The first four cards are static and displayed to implement the card <text:tab/>functionality in bootstrap. </text:span></text:p>
      <text:p text:style-name="P8"><text:span text:style-name="T26"><text:tab/><text:tab/>The fifth card is used to display the location. When clicked on the <text:tab/>search icon in the card, a JS prompt is generated asking the user to enter his <text:tab/>location. For now, only the locations “pune” and “mumbai” when entered, <text:tab/>produce the location in the card. Else a text is generated in the card that <text:tab/>says “Please enter valid location.”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span text:style-name="T27">EXPLORE PAGE</text:span></text:p>
      <text:p text:style-name="P3"/>
      <text:p text:style-name="P3"><text:tab/><text:span text:style-name="T27">This page is loaded when “explore” option in the navigation bar on home <text:tab/>page is clicked. This page just implements the single and multiple dropdown <text:tab/>functionality. </text:span></text:p>
      <text:p text:style-name="P3"/>
      <text:list xml:id="list6186297118930264869" text:style-name="L8">
        <text:list-item>
          <text:p text:style-name="P14">Single dropdown: This functionality can be implemented by clicking an option in the one-way dropdown and then by clicking the Submit button. On clicking the button the option is displayed in the text before the phrase “trip to destination”.</text:p>
        </text:list-item>
        <text:list-item>
          <text:p text:style-name="P14">Multiple dropdown: This functionality is implemented for selecting cities in the drop down. This functionality can be implemented as follows:</text:p>
          <text:list>
            <text:list-item>
              <text:list>
                <text:list-item>
                  <text:p text:style-name="P15">By clicking <text:span text:style-name="T28">Ctrl+ the cities the user wants to click and then clicking on the “List” button. After clicking on the list button a list is generated under the dropdown.</text:span></text:p>
                  <text:p text:style-name="P15"/>
                </text:list-item>
              </text:list>
            </text:list-item>
          </text:list>
        </text:list-item>
      </text:list>
      <text:p text:style-name="P16"/>
      <text:p text:style-name="P16"/>
      <text:p text:style-name="P16"/>
      <text:p text:style-name="P16"><text:tab/><text:span text:style-name="T28">INTERNATIONAL AND DOMESTIC WEBPAGES:</text:span></text:p>
      <text:p text:style-name="P16"/>
      <text:p text:style-name="P16"><text:tab/><text:tab/><text:span text:style-name="T28">These webpages are implemented to display the tab/pill component <text:tab/>of bootstrap. The pills when clicked upon display its content on the same <text:tab/>section <text:s/>of the web page.</text:span></text:p>
      <text:p text:style-name="P16"/>
      <text:list xml:id="list9127918266031709117" text:style-name="L9">
        <text:list-item>
          <text:p text:style-name="P18">International page: opens in the same tab when </text:p>
          <text:p text:style-name="P18">tours-&gt;international tours is clicked in navigation bar on home page. It contains three pills, when a pill is clicked upon by user, the content is displayed on a section in webpage. The content section is common for all the pills.</text:p>
        </text:list-item>
      </text:list>
      <text:p text:style-name="P19"/>
      <text:list xml:id="list150724578348462" text:continue-numbering="true" text:style-name="L9">
        <text:list-item>
          <text:p text:style-name="P18">Domestic page: opens in the same tab when </text:p>
          <text:p text:style-name="P18"><text:span text:style-name="T18">tours-&gt;</text:span>domestic<text:span text:style-name="T18"> tours is clicked in navigation bar on home page. It contains </text:span>four<text:span text:style-name="T18"> pills, when a pill is clicked upon by user, the content is displayed on a section in webpage. The content section is common for all the pills.</text:span></text:p>
        </text:list-item>
      </text:list>
      <text:list xml:id="list150724501814906" text:continue-list="list6186297118930264869" text:style-name="L8">
        <text:list-item>
          <text:list>
            <text:list-item>
              <text:list>
                <text:list-header>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header>
              </text:list>
            </text:list-item>
          </text:list>
        </text:list-item>
      </text:list>
      <text:p text:style-name="P16"/>
      <text:p text:style-name="P16"><text:tab/></text:p>
      <text:p text:style-name="P16"><text:tab/><text:span text:style-name="T29">CUSTOMISED PAGE</text:span></text:p>
      <text:p text:style-name="P16"/>
      <text:p text:style-name="P17"><text:tab/><text:tab/><text:span text:style-name="T29">This page contains a two different forms for international and <text:tab/>domestic tour forms. </text:span></text:p>
      <text:p text:style-name="P17"><text:span text:style-name="T29"><text:tab/>These forms contain different form elements like:</text:span></text:p>
      <text:p text:style-name="P17"><text:tab/></text:p>
      <text:list xml:id="list5043077805074261665" text:style-name="L11">
        <text:list-item>
          <text:p text:style-name="P20">text</text:p>
        </text:list-item>
        <text:list-item>
          <text:p text:style-name="P20">text area</text:p>
        </text:list-item>
        <text:list-item>
          <text:p text:style-name="P20">radio buttons</text:p>
        </text:list-item>
        <text:list-item>
          <text:p text:style-name="P20">checkboxes</text:p>
        </text:list-item>
        <text:list-item>
          <text:p text:style-name="P20">select dropdown</text:p>
        </text:list-item>
        <text:list-item>
          <text:p text:style-name="P20">buttons</text:p>
        </text:list-item>
        <text:list-item>
          <text:p text:style-name="P20">links</text:p>
        </text:list-item>
        <text:list-item>
          <text:p text:style-name="P20">headings</text:p>
        </text:list-item>
        <text:list-item>
          <text:p text:style-name="P20">unordered lists</text:p>
        </text:list-item>
        <text:list-item>
          <text:p text:style-name="P20">ordered <text:s/>lists</text:p>
        </text:list-item>
      </text:list>
      <text:p text:style-name="P17"/>
      <text:p text:style-name="P17"><text:span text:style-name="T29"><text:tab/><text:tab/>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1">ELEMENTS:</text:p>
      <text:p text:style-name="P21"/>
      <text:list xml:id="list3260351721147094777" text:style-name="L12">
        <text:list-item>
          <text:p text:style-name="P42"><text:span text:style-name="T19">carousel: home page (home.html)</text:span></text:p>
        </text:list-item>
      </text:list>
      <text:list xml:id="list8357566417485984372" text:style-name="L18">
        <text:list-item>
          <text:p text:style-name="P43"><text:span text:style-name="T19">JS alert: </text:span></text:p>
        </text:list-item>
      </text:list>
      <text:list xml:id="list150724597560085" text:continue-list="list3260351721147094777" text:style-name="L12">
        <text:list-item>
          <text:list>
            <text:list-item>
              <text:list>
                <text:list-header>
                  <text:p text:style-name="P22"><text:span text:style-name="T30">action on clicking submit button in </text:span>#loginsection (home.html)</text:p>
                  <text:p text:style-name="P22">edit link in webtable (myaccount.html)</text:p>
                  <text:p text:style-name="P22">double click on image of drag and drop (myaccount.html)</text:p>
                  <text:p text:style-name="P22">action on review form (myaccount.html) </text:p>
                  <text:p text:style-name="P22">clicking on submit button on international form (customised.html)</text:p>
                  <text:p text:style-name="P22">clicking on submit button on domestic form (customised.html)</text:p>
                </text:list-header>
              </text:list>
            </text:list-item>
          </text:list>
        </text:list-item>
        <text:list-item>
          <text:p text:style-name="P42"><text:span text:style-name="T19">JS confirm:</text:span></text:p>
        </text:list-item>
      </text:list>
      <text:p text:style-name="P23"><text:tab/><text:tab/><text:span text:style-name="T30">clicking on logo image in navigation bar(home.html, <text:tab/><text:tab/><text:tab/><text:tab/><text:tab/><text:tab/><text:tab/><text:tab/><text:tab/>customised.html, explore.html )</text:span></text:p>
      <text:p text:style-name="P24"><text:tab/><text:tab/><text:span text:style-name="T30">clicking on delete link in web table (myaccount.html)</text:span></text:p>
      <text:list xml:id="list3061410267777147891" text:style-name="L19">
        <text:list-item>
          <text:p text:style-name="P26">JS prompt:</text:p>
          <text:list>
            <text:list-item>
              <text:list>
                <text:list-header>
                  <text:p text:style-name="P26">on clicking search icon in card (contact.html)</text:p>
                </text:list-header>
              </text:list>
            </text:list-item>
          </text:list>
        </text:list-item>
        <text:list-item>
          <text:p text:style-name="P26">modal:</text:p>
        </text:list-item>
      </text:list>
      <text:p text:style-name="P25"><text:tab/><text:tab/>on clicking link in login section (home.html)</text:p>
      <text:list xml:id="list2137615468931418846" text:style-name="L20">
        <text:list-item>
          <text:p text:style-name="P27">file download:</text:p>
          <text:list>
            <text:list-item>
              <text:list>
                <text:list-header>
                  <text:p text:style-name="P27">by clicking on link in footer (home.html, customised.html)</text:p>
                </text:list-header>
              </text:list>
            </text:list-item>
          </text:list>
        </text:list-item>
        <text:list-item>
          <text:p text:style-name="P27">file upload:</text:p>
          <text:list>
            <text:list-item>
              <text:list>
                <text:list-header>
                  <text:p text:style-name="P28">in file upload section (myaccount.html)</text:p>
                </text:list-header>
              </text:list>
            </text:list-item>
          </text:list>
        </text:list-item>
        <text:list-item>
          <text:p text:style-name="P28">double click:</text:p>
          <text:list>
            <text:list-item>
              <text:list>
                <text:list-header>
                  <text:p text:style-name="P28">clicking on the image (myaccount.html)</text:p>
                </text:list-header>
              </text:list>
            </text:list-item>
          </text:list>
        </text:list-item>
        <text:list-item>
          <text:p text:style-name="P28">drag and drop:</text:p>
          <text:list>
            <text:list-item>
              <text:list>
                <text:list-header>
                  <text:p text:style-name="P28">dragging the image to the specified box (myaccount.html)</text:p>
                </text:list-header>
              </text:list>
            </text:list-item>
          </text:list>
        </text:list-item>
        <text:list-item>
          <text:p text:style-name="P28">web table:</text:p>
          <text:list>
            <text:list-item>
              <text:list>
                <text:list-header>
                  <text:p text:style-name="P28">myaccount.html</text:p>
                </text:list-header>
              </text:list>
            </text:list-item>
          </text:list>
        </text:list-item>
        <text:list-item>
          <text:p text:style-name="P28">single select dropdown:</text:p>
          <text:list>
            <text:list-item>
              <text:list>
                <text:list-header>
                  <text:p text:style-name="P28">one-way dropdown (explore.html)</text:p>
                  <text:p text:style-name="P28">drop down in #international (customised.html)</text:p>
                  <text:p text:style-name="P28">drop down in #<text:span text:style-name="T31">domestic (customised.html)</text:span></text:p>
                </text:list-header>
              </text:list>
            </text:list-item>
          </text:list>
        </text:list-item>
        <text:list-item>
          <text:p text:style-name="P29">multi select dropdown:</text:p>
        </text:list-item>
      </text:list>
      <text:p text:style-name="P30"><text:tab/><text:tab/>Ctrl + click cities in dropdown (explore.html)</text:p>
      <text:list xml:id="list1907221408774868292" text:style-name="L22">
        <text:list-item>
          <text:p text:style-name="P31">opening in a different tab:</text:p>
          <text:list>
            <text:list-item>
              <text:list>
                <text:list-header>
                  <text:p text:style-name="P31">clicking on customised tours option in 2<text:span text:style-name="T32">nd</text:span> nav bar (home.html)</text:p>
                </text:list-header>
              </text:list>
            </text:list-item>
          </text:list>
        </text:list-item>
        <text:list-item>
          <text:p text:style-name="P31">opening in a different window:</text:p>
          <text:list>
            <text:list-item>
              <text:list>
                <text:list-item>
                  <text:list>
                    <text:list-item>
                      <text:p text:style-name="P31">without title: click on <text:s/>review option in navigation bar </text:p>
                    </text:list-item>
                    <text:list-item>
                      <text:p text:style-name="P31">with title: click on contact us! In navigation bar</text:p>
                    </text:list-item>
                  </text:list>
                </text:list-item>
              </text:list>
            </text:list-item>
          </text:list>
        </text:list-item>
        <text:list-item>
          <text:p text:style-name="P31">hover navigation:</text:p>
          <text:list>
            <text:list-item>
              <text:list>
                <text:list-header>
                  <text:p text:style-name="P31">Tours option in 2<text:span text:style-name="T32">nd</text:span> navigation bar (home.html)</text:p>
                </text:list-header>
              </text:list>
            </text:list-item>
          </text:list>
        </text:list-item>
        <text:list-item>
          <text:p text:style-name="P31">forms:</text:p>
          <text:list>
            <text:list-item>
              <text:list>
                <text:list-header>
                  <text:p text:style-name="P31">review form (review.<text:span text:style-name="T33">html</text:span>)</text:p>
                  <text:p text:style-name="P32">international tour form (customised.html)</text:p>
                  <text:p text:style-name="P32">domestic tour form (customised.html)</text:p>
                </text:list-header>
              </text:list>
            </text:list-item>
          </text:list>
          <text:p text:style-name="P32"/>
        </text:list-item>
        <text:list-item>
          <text:p text:style-name="P32"><text:soft-page-break/>context menu:</text:p>
          <text:list>
            <text:list-item>
              <text:list>
                <text:list-header>
                  <text:p text:style-name="P32">right-click on the box in orange color (myaccount.html)</text:p>
                </text:list-header>
              </text:list>
            </text:list-item>
          </text:list>
        </text:list-item>
        <text:list-item>
          <text:p text:style-name="P32">dynamic loading:</text:p>
          <text:list>
            <text:list-item>
              <text:list>
                <text:list-item>
                  <text:list>
                    <text:list-item>
                      <text:p text:style-name="P32">hidden element: <text:s/>goa and manali boxes in #indianheritage section (home.html)</text:p>
                    </text:list-item>
                    <text:list-item>
                      <text:p text:style-name="P44"><text:span text:style-name="T20">dynamic rendering: andaman and delhi boxes in #indianheritage section (home.html) </text:span></text:p>
                    </text:list-item>
                  </text:list>
                </text:list-item>
              </text:list>
            </text:list-item>
          </text:list>
        </text:list-item>
        <text:list-item>
          <text:p text:style-name="P46"><text:span text:style-name="T5">links:</text:span></text:p>
          <text:list>
            <text:list-item>
              <text:list>
                <text:list-header>
                  <text:p text:style-name="P46"><text:span text:style-name="T5">sign up link in #loginsection (home.html)</text:span></text:p>
                  <text:p text:style-name="P46"><text:span text:style-name="T5">download file link in footer (home.html, customised.html)</text:span></text:p>
                  <text:p text:style-name="P46"><text:span text:style-name="T5">edit and delete links in web table (myaccount.html)</text:span></text:p>
                  <text:p text:style-name="P46"><text:span text:style-name="T5">international tours link in #international section (customised.html)</text:span></text:p>
                </text:list-header>
              </text:list>
            </text:list-item>
          </text:list>
        </text:list-item>
      </text:list>
      <text:list xml:id="list1935606829716419852" text:style-name="L23">
        <text:list-item>
          <text:list>
            <text:list-item>
              <text:list>
                <text:list-header>
                  <text:p text:style-name="P47"><text:span text:style-name="T5">domestic tours link in #domestic section (customised.html)</text:span></text:p>
                </text:list-header>
              </text:list>
            </text:list-item>
          </text:list>
        </text:list-item>
        <text:list-item>
          <text:p text:style-name="P48"><text:span text:style-name="T5">unordered list:</text:span></text:p>
          <text:list>
            <text:list-item>
              <text:list>
                <text:list-header>
                  <text:p text:style-name="P48"><text:span text:style-name="T5">#international section (customised.html)</text:span></text:p>
                </text:list-header>
              </text:list>
            </text:list-item>
          </text:list>
        </text:list-item>
        <text:list-item>
          <text:p text:style-name="P45"><text:span text:style-name="T21">ordered list:</text:span></text:p>
          <text:list>
            <text:list-item>
              <text:list>
                <text:list-header>
                  <text:p text:style-name="P48"><text:span text:style-name="T5">#domestic section (customised.html)</text:span></text:p>
                </text:list-header>
              </text:list>
            </text:list-item>
          </text:list>
        </text:list-item>
        <text:list-item>
          <text:p text:style-name="P49"><text:span text:style-name="T5">vertical sections:</text:span></text:p>
        </text:list-item>
      </text:list>
      <text:p text:style-name="P50"><text:span text:style-name="T5"><text:s text:c="24"/>first horizontal section of myaccount.html</text:span></text:p>
      <text:p text:style-name="P50"><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4:54:50.814846296</meta:creation-date>
    <dc:date>2018-06-12T15:07:23.081898310</dc:date>
    <meta:editing-duration>PT53M5S</meta:editing-duration>
    <meta:editing-cycles>5</meta:editing-cycles>
    <meta:generator>LibreOffice/5.1.6.2$Linux_X86_64 LibreOffice_project/10m0$Build-2</meta:generator>
    <meta:document-statistic meta:table-count="0" meta:image-count="0" meta:object-count="0" meta:page-count="8" meta:paragraph-count="168" meta:word-count="1633" meta:character-count="9658" meta:non-whitespace-character-count="8098"/>
  </office:meta>
</office:document-meta>
</file>